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0.5039583333333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5.10645833333333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009" table:style-name="ce6">
            <text:p>9,009</text:p>
          </table:table-cell>
          <table:table-cell office:value-type="float" office:value="8144.567075807412" table:style-name="ce7">
            <text:p>8,144.57</text:p>
          </table:table-cell>
          <table:table-cell office:value-type="float" office:value="16751" table:style-name="ce6">
            <text:p>16,751</text:p>
          </table:table-cell>
          <table:table-cell office:value-type="float" office:value="15543.769757714552" table:style-name="ce7">
            <text:p>15,543.77</text:p>
          </table:table-cell>
          <table:table-cell office:value-type="float" office:value="10856" table:style-name="ce6">
            <text:p>10,856</text:p>
          </table:table-cell>
          <table:table-cell office:value-type="float" office:value="10531.5549632123" table:style-name="ce7">
            <text:p>10,531.55</text:p>
          </table:table-cell>
          <table:table-cell office:value-type="float" office:value="4308" table:style-name="ce6">
            <text:p>4,308</text:p>
          </table:table-cell>
          <table:table-cell office:value-type="float" office:value="4217.6436636646022" table:style-name="ce7">
            <text:p>4,217.64</text:p>
          </table:table-cell>
          <table:table-cell office:value-type="float" office:value="333" table:style-name="ce6">
            <text:p>333</text:p>
          </table:table-cell>
          <table:table-cell office:value-type="float" office:value="328.36756756770001" table:style-name="ce7">
            <text:p>328.37</text:p>
          </table:table-cell>
          <table:table-cell office:value-type="float" office:value="187" table:style-name="ce6">
            <text:p>187</text:p>
          </table:table-cell>
          <table:table-cell office:value-type="float" office:value="181.4778063064" table:style-name="ce7">
            <text:p>181.48</text:p>
          </table:table-cell>
          <table:table-cell office:value-type="float" office:value="41444" table:style-name="ce8">
            <text:p>41,444</text:p>
          </table:table-cell>
          <table:table-cell office:value-type="float" office:value="38947.380834272968" table:style-name="ce9">
            <text:p>38,947.38</text:p>
          </table:table-cell>
          <table:table-cell office:value-type="float" office:value="4756" table:style-name="ce6">
            <text:p>4,756</text:p>
          </table:table-cell>
          <table:table-cell office:value-type="float" office:value="4597.8904464929992" table:style-name="ce7">
            <text:p>4,597.89</text:p>
          </table:table-cell>
          <table:table-cell office:value-type="float" office:value="859" table:style-name="ce6">
            <text:p>859</text:p>
          </table:table-cell>
          <table:table-cell office:value-type="float" office:value="853.63337777610013" table:style-name="ce7">
            <text:p>853.6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615" table:style-name="ce8">
            <text:p>5,615</text:p>
          </table:table-cell>
          <table:table-cell office:value-type="float" office:value="5451.5238242690994" table:style-name="ce9">
            <text:p>5,451.52</text:p>
          </table:table-cell>
          <table:table-cell table:style-name="ce7"/>
          <table:table-cell office:value-type="float" office:value="47059" table:style-name="ce8">
            <text:p>47,059</text:p>
          </table:table-cell>
          <table:table-cell office:value-type="float" office:value="44398.904658542066" table:style-name="ce9">
            <text:p>44,398.90</text:p>
          </table:table-cell>
          <table:table-cell office:value-type="currency" office:value="110682187.06" table:style-name="ce10">
            <text:p>£110,682,187.06</text:p>
          </table:table-cell>
          <table:table-cell office:value-type="currency" office:value="9953757.4799999986" table:style-name="ce10">
            <text:p>£9,953,757.48</text:p>
          </table:table-cell>
          <table:table-cell office:value-type="currency" office:value="6079595.9800000004" table:style-name="ce10">
            <text:p>£6,079,595.98</text:p>
          </table:table-cell>
          <table:table-cell office:value-type="currency" office:value="1985748.5399999998" table:style-name="ce10">
            <text:p>£1,985,748.54</text:p>
          </table:table-cell>
          <table:table-cell office:value-type="currency" office:value="31666119.09" table:style-name="ce10">
            <text:p>£31,666,119.09</text:p>
          </table:table-cell>
          <table:table-cell office:value-type="currency" office:value="12524360.85" table:style-name="ce10">
            <text:p>£12,524,360.85</text:p>
          </table:table-cell>
          <table:table-cell office:value-type="currency" office:value="172891769" table:style-name="ce11">
            <text:p>£172,891,769.00</text:p>
          </table:table-cell>
          <table:table-cell office:value-type="currency" office:value="14383508.390000001" table:style-name="ce10">
            <text:p>£14,383,508.39</text:p>
          </table:table-cell>
          <table:table-cell office:value-type="currency" office:value="11175103.259999825" table:style-name="ce10">
            <text:p>£11,175,103.26</text:p>
          </table:table-cell>
          <table:table-cell office:value-type="currency" office:value="25558611.649999827" table:style-name="ce11">
            <text:p>£25,558,611.65</text:p>
          </table:table-cell>
          <table:table-cell office:value-type="currency" office:value="198450380.64999983" table:style-name="ce12">
            <text:p>£198,450,380.65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1" table:style-name="ce6">
            <text:p>421</text:p>
          </table:table-cell>
          <table:table-cell office:value-type="float" office:value="318.10027026769978" table:style-name="ce7">
            <text:p>318.10</text:p>
          </table:table-cell>
          <table:table-cell office:value-type="float" office:value="306" table:style-name="ce6">
            <text:p>306</text:p>
          </table:table-cell>
          <table:table-cell office:value-type="float" office:value="273.31448648660017" table:style-name="ce7">
            <text:p>273.31</text:p>
          </table:table-cell>
          <table:table-cell office:value-type="float" office:value="434" table:style-name="ce6">
            <text:p>434</text:p>
          </table:table-cell>
          <table:table-cell office:value-type="float" office:value="419.40297297239999" table:style-name="ce7">
            <text:p>419.40</text:p>
          </table:table-cell>
          <table:table-cell office:value-type="float" office:value="99" table:style-name="ce6">
            <text:p>99</text:p>
          </table:table-cell>
          <table:table-cell office:value-type="float" office:value="97.397297297199998" table:style-name="ce7">
            <text:p>97.4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7">
            <text:p>10.00</text:p>
          </table:table-cell>
          <table:table-cell office:value-type="float" office:value="7" table:style-name="ce6">
            <text:p>7</text:p>
          </table:table-cell>
          <table:table-cell office:value-type="float" office:value="6.4" table:style-name="ce7">
            <text:p>6.40</text:p>
          </table:table-cell>
          <table:table-cell office:value-type="float" office:value="1277" table:style-name="ce8">
            <text:p>1,277</text:p>
          </table:table-cell>
          <table:table-cell office:value-type="float" office:value="1124.6150270239" table:style-name="ce9">
            <text:p>1,124.6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7">
            <text:p>11.00</text:p>
          </table:table-cell>
          <table:table-cell office:value-type="float" office:value="11" table:style-name="ce8">
            <text:p>11</text:p>
          </table:table-cell>
          <table:table-cell office:value-type="float" office:value="11" table:style-name="ce9">
            <text:p>11.00</text:p>
          </table:table-cell>
          <table:table-cell table:style-name="ce7"/>
          <table:table-cell office:value-type="float" office:value="1288" table:style-name="ce8">
            <text:p>1,288</text:p>
          </table:table-cell>
          <table:table-cell office:value-type="float" office:value="1135.6150270239" table:style-name="ce9">
            <text:p>1,135.62</text:p>
          </table:table-cell>
          <table:table-cell office:value-type="currency" office:value="2903409.9900000007" table:style-name="ce10">
            <text:p>£2,903,409.99</text:p>
          </table:table-cell>
          <table:table-cell office:value-type="currency" office:value="22329.66" table:style-name="ce10">
            <text:p>£22,329.66</text:p>
          </table:table-cell>
          <table:table-cell office:value-type="currency" office:value="0" table:style-name="ce10">
            <text:p>£0.00</text:p>
          </table:table-cell>
          <table:table-cell office:value-type="currency" office:value="166954.30000000002" table:style-name="ce10">
            <text:p>£166,954.30</text:p>
          </table:table-cell>
          <table:table-cell office:value-type="currency" office:value="786378.98" table:style-name="ce10">
            <text:p>£786,378.98</text:p>
          </table:table-cell>
          <table:table-cell office:value-type="currency" office:value="303821.98" table:style-name="ce10">
            <text:p>£303,821.98</text:p>
          </table:table-cell>
          <table:table-cell office:value-type="currency" office:value="4182894.9100000006" table:style-name="ce11">
            <text:p>£4,182,894.91</text:p>
          </table:table-cell>
          <table:table-cell office:value-type="currency" office:value="0" table:style-name="ce10">
            <text:p>£0.00</text:p>
          </table:table-cell>
          <table:table-cell office:value-type="currency" office:value="128638.3" table:style-name="ce10">
            <text:p>£128,638.30</text:p>
          </table:table-cell>
          <table:table-cell office:value-type="currency" office:value="128638.3" table:style-name="ce11">
            <text:p>£128,638.30</text:p>
          </table:table-cell>
          <table:table-cell office:value-type="currency" office:value="4311533.2100000009" table:style-name="ce12">
            <text:p>£4,311,533.21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62" table:style-name="ce6">
            <text:p>162</text:p>
          </table:table-cell>
          <table:table-cell office:value-type="float" office:value="156.69999999999999" table:style-name="ce7">
            <text:p>156.70</text:p>
          </table:table-cell>
          <table:table-cell office:value-type="float" office:value="413" table:style-name="ce6">
            <text:p>413</text:p>
          </table:table-cell>
          <table:table-cell office:value-type="float" office:value="392.9" table:style-name="ce7">
            <text:p>392.90</text:p>
          </table:table-cell>
          <table:table-cell office:value-type="float" office:value="409" table:style-name="ce6">
            <text:p>409</text:p>
          </table:table-cell>
          <table:table-cell office:value-type="float" office:value="401.2" table:style-name="ce7">
            <text:p>401.20</text:p>
          </table:table-cell>
          <table:table-cell office:value-type="float" office:value="39" table:style-name="ce6">
            <text:p>39</text:p>
          </table:table-cell>
          <table:table-cell office:value-type="float" office:value="38.700000000000003" table:style-name="ce7">
            <text:p>38.70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7">
            <text:p>14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037" table:style-name="ce8">
            <text:p>1,037</text:p>
          </table:table-cell>
          <table:table-cell office:value-type="float" office:value="1003.5" table:style-name="ce9">
            <text:p>1,003.50</text:p>
          </table:table-cell>
          <table:table-cell office:value-type="float" office:value="12" table:style-name="ce6">
            <text:p>12</text:p>
          </table:table-cell>
          <table:table-cell office:value-type="float" office:value="11.6" table:style-name="ce7">
            <text:p>11.60</text:p>
          </table:table-cell>
          <table:table-cell office:value-type="float" office:value="2" table:style-name="ce6">
            <text:p>2</text:p>
          </table:table-cell>
          <table:table-cell office:value-type="float" office:value="0.6" table:style-name="ce7">
            <text:p>0.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4" table:style-name="ce8">
            <text:p>14</text:p>
          </table:table-cell>
          <table:table-cell office:value-type="float" office:value="12.2" table:style-name="ce9">
            <text:p>12.20</text:p>
          </table:table-cell>
          <table:table-cell table:style-name="ce7"/>
          <table:table-cell office:value-type="float" office:value="1051" table:style-name="ce8">
            <text:p>1,051</text:p>
          </table:table-cell>
          <table:table-cell office:value-type="float" office:value="1015.7" table:style-name="ce9">
            <text:p>1,015.70</text:p>
          </table:table-cell>
          <table:table-cell office:value-type="currency" office:value="3259552" table:style-name="ce10">
            <text:p>£3,259,552.00</text:p>
          </table:table-cell>
          <table:table-cell office:value-type="currency" office:value="124546" table:style-name="ce10">
            <text:p>£124,546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1327" table:style-name="ce10">
            <text:p>£21,327.00</text:p>
          </table:table-cell>
          <table:table-cell office:value-type="currency" office:value="877784" table:style-name="ce10">
            <text:p>£877,784.00</text:p>
          </table:table-cell>
          <table:table-cell office:value-type="currency" office:value="372539" table:style-name="ce10">
            <text:p>£372,539.00</text:p>
          </table:table-cell>
          <table:table-cell office:value-type="currency" office:value="4655748" table:style-name="ce11">
            <text:p>£4,655,748.00</text:p>
          </table:table-cell>
          <table:table-cell office:value-type="currency" office:value="73358" table:style-name="ce10">
            <text:p>£73,358.00</text:p>
          </table:table-cell>
          <table:table-cell office:value-type="currency" office:value="0" table:style-name="ce10">
            <text:p>£0.00</text:p>
          </table:table-cell>
          <table:table-cell office:value-type="currency" office:value="73358" table:style-name="ce11">
            <text:p>£73,358.00</text:p>
          </table:table-cell>
          <table:table-cell office:value-type="currency" office:value="4729106" table:style-name="ce12">
            <text:p>£4,729,106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7">
            <text:p>7.00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7">
            <text:p>9.00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7">
            <text:p>36.00</text:p>
          </table:table-cell>
          <table:table-cell office:value-type="float" office:value="3" table:style-name="ce6">
            <text:p>3</text:p>
          </table:table-cell>
          <table:table-cell office:value-type="float" office:value="2.8" table:style-name="ce7">
            <text:p>2.80</text:p>
          </table:table-cell>
          <table:table-cell office:value-type="float" office:value="2" table:style-name="ce6">
            <text:p>2</text:p>
          </table:table-cell>
          <table:table-cell office:value-type="float" office:value="1.8" table:style-name="ce7">
            <text:p>1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7" table:style-name="ce8">
            <text:p>57</text:p>
          </table:table-cell>
          <table:table-cell office:value-type="float" office:value="56.599999999999994" table:style-name="ce9">
            <text:p>56.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57" table:style-name="ce8">
            <text:p>57</text:p>
          </table:table-cell>
          <table:table-cell office:value-type="float" office:value="56.599999999999994" table:style-name="ce9">
            <text:p>56.60</text:p>
          </table:table-cell>
          <table:table-cell office:value-type="currency" office:value="185175.66" table:style-name="ce10">
            <text:p>£185,175.66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48662.25" table:style-name="ce10">
            <text:p>£48,662.25</text:p>
          </table:table-cell>
          <table:table-cell office:value-type="currency" office:value="19801.03" table:style-name="ce10">
            <text:p>£19,801.03</text:p>
          </table:table-cell>
          <table:table-cell office:value-type="currency" office:value="253638.94" table:style-name="ce11">
            <text:p>£253,638.94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53638.94" table:style-name="ce12">
            <text:p>£253,638.94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4" table:style-name="ce6">
            <text:p>94</text:p>
          </table:table-cell>
          <table:table-cell office:value-type="float" office:value="88.98" table:style-name="ce7">
            <text:p>88.98</text:p>
          </table:table-cell>
          <table:table-cell office:value-type="float" office:value="116" table:style-name="ce6">
            <text:p>116</text:p>
          </table:table-cell>
          <table:table-cell office:value-type="float" office:value="114.39" table:style-name="ce7">
            <text:p>114.39</text:p>
          </table:table-cell>
          <table:table-cell office:value-type="float" office:value="93" table:style-name="ce6">
            <text:p>93</text:p>
          </table:table-cell>
          <table:table-cell office:value-type="float" office:value="92.23" table:style-name="ce7">
            <text:p>92.23</text:p>
          </table:table-cell>
          <table:table-cell office:value-type="float" office:value="21" table:style-name="ce6">
            <text:p>21</text:p>
          </table:table-cell>
          <table:table-cell office:value-type="float" office:value="20" table:style-name="ce7">
            <text:p>20.0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7" table:style-name="ce6">
            <text:p>7</text:p>
          </table:table-cell>
          <table:table-cell office:value-type="float" office:value="1.1200000000000001" table:style-name="ce7">
            <text:p>1.12</text:p>
          </table:table-cell>
          <table:table-cell office:value-type="float" office:value="336" table:style-name="ce8">
            <text:p>336</text:p>
          </table:table-cell>
          <table:table-cell office:value-type="float" office:value="321.72000000000003" table:style-name="ce9">
            <text:p>321.7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7">
            <text:p>9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9">
            <text:p>9.00</text:p>
          </table:table-cell>
          <table:table-cell table:style-name="ce7"/>
          <table:table-cell office:value-type="float" office:value="345" table:style-name="ce8">
            <text:p>345</text:p>
          </table:table-cell>
          <table:table-cell office:value-type="float" office:value="330.72" table:style-name="ce9">
            <text:p>330.72</text:p>
          </table:table-cell>
          <table:table-cell office:value-type="currency" office:value="1002778.34" table:style-name="ce10">
            <text:p>£1,002,778.34</text:p>
          </table:table-cell>
          <table:table-cell office:value-type="currency" office:value="9849.1" table:style-name="ce10">
            <text:p>£9,849.10</text:p>
          </table:table-cell>
          <table:table-cell office:value-type="currency" office:value="7250" table:style-name="ce10">
            <text:p>£7,250.00</text:p>
          </table:table-cell>
          <table:table-cell office:value-type="currency" office:value="18694.490000000002" table:style-name="ce10">
            <text:p>£18,694.49</text:p>
          </table:table-cell>
          <table:table-cell office:value-type="currency" office:value="249780.55" table:style-name="ce10">
            <text:p>£249,780.55</text:p>
          </table:table-cell>
          <table:table-cell office:value-type="currency" office:value="115703.76" table:style-name="ce10">
            <text:p>£115,703.76</text:p>
          </table:table-cell>
          <table:table-cell office:value-type="currency" office:value="1404056.24" table:style-name="ce11">
            <text:p>£1,404,056.24</text:p>
          </table:table-cell>
          <table:table-cell office:value-type="currency" office:value="0" table:style-name="ce10">
            <text:p>£0.00</text:p>
          </table:table-cell>
          <table:table-cell office:value-type="currency" office:value="128393" table:style-name="ce10">
            <text:p>£128,393.00</text:p>
          </table:table-cell>
          <table:table-cell office:value-type="currency" office:value="128393" table:style-name="ce11">
            <text:p>£128,393.00</text:p>
          </table:table-cell>
          <table:table-cell office:value-type="currency" office:value="1532449.24" table:style-name="ce12">
            <text:p>£1,532,449.24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8" table:style-name="ce6">
            <text:p>8</text:p>
          </table:table-cell>
          <table:table-cell office:value-type="float" office:value="7.2" table:style-name="ce7">
            <text:p>7.20</text:p>
          </table:table-cell>
          <table:table-cell office:value-type="float" office:value="92" table:style-name="ce6">
            <text:p>92</text:p>
          </table:table-cell>
          <table:table-cell office:value-type="float" office:value="89.78" table:style-name="ce7">
            <text:p>89.78</text:p>
          </table:table-cell>
          <table:table-cell office:value-type="float" office:value="8" table:style-name="ce6">
            <text:p>8</text:p>
          </table:table-cell>
          <table:table-cell office:value-type="float" office:value="7.8" table:style-name="ce7">
            <text:p>7.8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4" table:style-name="ce8">
            <text:p>114</text:p>
          </table:table-cell>
          <table:table-cell office:value-type="float" office:value="110.78" table:style-name="ce9">
            <text:p>110.7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4" table:style-name="ce8">
            <text:p>114</text:p>
          </table:table-cell>
          <table:table-cell office:value-type="float" office:value="110.78" table:style-name="ce9">
            <text:p>110.78</text:p>
          </table:table-cell>
          <table:table-cell office:value-type="currency" office:value="312152.96000000002" table:style-name="ce10">
            <text:p>£312,152.96</text:p>
          </table:table-cell>
          <table:table-cell office:value-type="currency" office:value="7448.04" table:style-name="ce10">
            <text:p>£7,448.04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80209.920000000013" table:style-name="ce10">
            <text:p>£80,209.92</text:p>
          </table:table-cell>
          <table:table-cell office:value-type="currency" office:value="33412.290000000023" table:style-name="ce10">
            <text:p>£33,412.29</text:p>
          </table:table-cell>
          <table:table-cell office:value-type="currency" office:value="433223.21000000008" table:style-name="ce11">
            <text:p>£433,223.21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33223.21000000008" table:style-name="ce12">
            <text:p>£433,223.21</text:p>
          </table:table-cell>
          <table:table-cell table:style-name="ce5"/>
          <table:table-cell table:number-columns-repeated="16342" table:style-name="ce14"/>
        </table:table-row>
        <table:table-row table:number-rows-repeated="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4">
          <table:table-cell table:number-columns-repeated="16384" table:style-name="ce1"/>
        </table:table-row>
        <table:table-row table:number-rows-repeated="1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Raji Mathew John</meta:initial-creator>
    <dc:creator>Ivan Edwards</dc:creator>
    <meta:creation-date>2022-05-25T10:02:41Z</meta:creation-date>
    <dc:date>2023-01-27T16:01:12Z</dc:date>
  </office:meta>
</office:document-meta>
</file>